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671" officeooo:paragraph-rsid="000c0671"/>
    </style:style>
    <style:style style:name="P2" style:family="paragraph" style:parent-style-name="Standard">
      <style:text-properties officeooo:rsid="000c8ef0" officeooo:paragraph-rsid="000c0671"/>
    </style:style>
    <style:style style:name="P3" style:family="paragraph" style:parent-style-name="Standard">
      <style:text-properties officeooo:rsid="000e129b" officeooo:paragraph-rsid="000e129b"/>
    </style:style>
    <style:style style:name="P4" style:family="paragraph" style:parent-style-name="Standard">
      <style:text-properties officeooo:rsid="000e129b" officeooo:paragraph-rsid="0015cb98"/>
    </style:style>
    <style:style style:name="P5" style:family="paragraph" style:parent-style-name="Standard">
      <style:text-properties officeooo:rsid="000e129b" officeooo:paragraph-rsid="00163c1d"/>
    </style:style>
    <style:style style:name="P6" style:family="paragraph" style:parent-style-name="Standard">
      <style:text-properties officeooo:rsid="000e129b" officeooo:paragraph-rsid="0017d6b3"/>
    </style:style>
    <style:style style:name="P7" style:family="paragraph" style:parent-style-name="Standard">
      <style:text-properties officeooo:rsid="000e129b" officeooo:paragraph-rsid="001bd23f"/>
    </style:style>
    <style:style style:name="P8" style:family="paragraph" style:parent-style-name="Standard">
      <style:text-properties officeooo:rsid="000e129b" officeooo:paragraph-rsid="001c1044"/>
    </style:style>
    <style:style style:name="P9" style:family="paragraph" style:parent-style-name="Standard">
      <style:text-properties officeooo:paragraph-rsid="000e129b"/>
    </style:style>
    <style:style style:name="P10" style:family="paragraph" style:parent-style-name="Standard">
      <style:text-properties officeooo:paragraph-rsid="000f9cbe"/>
    </style:style>
    <style:style style:name="P11" style:family="paragraph" style:parent-style-name="Standard">
      <style:text-properties officeooo:rsid="000f9cbe" officeooo:paragraph-rsid="000f9cbe"/>
    </style:style>
    <style:style style:name="P12" style:family="paragraph" style:parent-style-name="Standard">
      <style:text-properties officeooo:paragraph-rsid="00118379"/>
    </style:style>
    <style:style style:name="P13" style:family="paragraph" style:parent-style-name="Standard">
      <style:text-properties officeooo:paragraph-rsid="0014848e"/>
    </style:style>
    <style:style style:name="P14" style:family="paragraph" style:parent-style-name="Standard">
      <style:text-properties officeooo:paragraph-rsid="00163c1d"/>
    </style:style>
    <style:style style:name="P15" style:family="paragraph" style:parent-style-name="Standard">
      <style:text-properties officeooo:paragraph-rsid="00171925"/>
    </style:style>
    <style:style style:name="P16" style:family="paragraph" style:parent-style-name="Standard">
      <style:text-properties officeooo:paragraph-rsid="001c1044"/>
    </style:style>
    <style:style style:name="P17" style:family="paragraph" style:parent-style-name="Standard">
      <style:text-properties officeooo:paragraph-rsid="001d148b"/>
    </style:style>
    <style:style style:name="P18" style:family="paragraph" style:parent-style-name="Standard">
      <style:text-properties officeooo:paragraph-rsid="001e8f2d"/>
    </style:style>
    <style:style style:name="P19" style:family="paragraph" style:parent-style-name="Standard">
      <style:text-properties officeooo:paragraph-rsid="0021cf1f"/>
    </style:style>
    <style:style style:name="T1" style:family="text">
      <style:text-properties officeooo:rsid="000e129b"/>
    </style:style>
    <style:style style:name="T2" style:family="text">
      <style:text-properties style:font-name="Times New Roman" fo:language="de" fo:country="DE" officeooo:rsid="001174bf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 officeooo:rsid="000e129b" style:font-weight-asian="normal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de" fo:country="DE" fo:font-style="normal" fo:font-weight="normal" officeooo:rsid="0012f02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71925" style:font-size-asian="12pt" style:font-size-complex="12pt"/>
    </style:style>
    <style:style style:name="T7" style:family="text">
      <style:text-properties fo:font-variant="normal" fo:text-transform="none" fo:color="#000000" style:font-name="Arial2" fo:font-size="10.8000001907349pt" fo:letter-spacing="normal" fo:font-style="normal" fo:font-weight="normal"/>
    </style:style>
    <style:style style:name="T8" style:family="text">
      <style:text-properties fo:font-variant="normal" fo:text-transform="none" fo:color="#000000" style:font-name="Arial2" fo:font-size="10.8000001907349pt" fo:letter-spacing="normal" fo:font-style="normal" fo:font-weight="normal" officeooo:rsid="000e129b"/>
    </style:style>
    <style:style style:name="T9" style:family="text">
      <style:text-properties fo:font-variant="normal" fo:text-transform="none" fo:color="#000000" style:font-name="Arial2" fo:font-size="10.8000001907349pt" fo:letter-spacing="normal" fo:font-style="normal" fo:font-weight="normal" officeooo:rsid="00118379"/>
    </style:style>
    <style:style style:name="T10" style:family="text">
      <style:text-properties fo:font-variant="normal" fo:text-transform="none" fo:color="#000000" style:font-name="Arial2" fo:font-size="10.8000001907349pt" fo:letter-spacing="normal" fo:font-style="normal" fo:font-weight="normal" officeooo:rsid="0014848e"/>
    </style:style>
    <style:style style:name="T11" style:family="text">
      <style:text-properties fo:font-variant="normal" fo:text-transform="none" fo:color="#000000" style:font-name="Arial2" fo:font-size="10.8000001907349pt" fo:letter-spacing="normal" fo:font-style="normal" fo:font-weight="normal" officeooo:rsid="0015cb98"/>
    </style:style>
    <style:style style:name="T12" style:family="text">
      <style:text-properties fo:font-variant="normal" fo:text-transform="none" fo:color="#000000" style:font-name="Arial2" fo:font-size="10.8000001907349pt" fo:letter-spacing="normal" fo:font-style="normal" fo:font-weight="normal" officeooo:rsid="00163c1d"/>
    </style:style>
    <style:style style:name="T13" style:family="text">
      <style:text-properties fo:font-variant="normal" fo:text-transform="none" fo:color="#000000" style:font-name="Arial2" fo:font-size="10.8000001907349pt" fo:letter-spacing="normal" fo:font-style="normal" fo:font-weight="normal" officeooo:rsid="00171925"/>
    </style:style>
    <style:style style:name="T14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18379"/>
    </style:style>
    <style:style style:name="T15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7d6b3"/>
    </style:style>
    <style:style style:name="T16" style:family="text">
      <style:text-properties fo:font-variant="normal" fo:text-transform="none" fo:color="#000000" style:font-name="Arial2" fo:font-size="10.8000001907349pt" fo:letter-spacing="normal" fo:language="de" fo:country="DE" fo:font-style="normal" fo:font-weight="normal" officeooo:rsid="0019ee3b"/>
    </style:style>
    <style:style style:name="T17" style:family="text">
      <style:text-properties fo:font-variant="normal" fo:text-transform="none" fo:color="#000000" style:text-line-through-style="none" style:text-line-through-type="none" style:font-name="Arial2" fo:font-size="10.8000001907349pt" fo:letter-spacing="normal" fo:font-style="normal" style:text-underline-style="none" fo:font-weight="normal" officeooo:rsid="0014848e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71925" style:text-blinking="false" style:font-size-asian="12pt" style:font-size-complex="12pt" fo:padding="0in" fo:border="none"/>
    </style:style>
    <style:style style:name="T19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174bf"/>
    </style:style>
    <style:style style:name="T20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5cb98"/>
    </style:style>
    <style:style style:name="T21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63c1d"/>
    </style:style>
    <style:style style:name="T22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8b999"/>
    </style:style>
    <style:style style:name="T23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5f673b"/>
    </style:style>
    <style:style style:name="T24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bd23f"/>
    </style:style>
    <style:style style:name="T25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64f34e"/>
    </style:style>
    <style:style style:name="T26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c1044"/>
    </style:style>
    <style:style style:name="T27" style:family="text">
      <style:text-properties fo:font-variant="normal" fo:text-transform="none" fo:color="#000000" style:font-name="Times New Roman" fo:font-size="10.8000001907349pt" fo:letter-spacing="normal" fo:language="de" fo:country="DE" fo:font-style="normal" fo:font-weight="normal" officeooo:rsid="001d148b"/>
    </style:style>
    <style:style style:name="T28" style:family="text">
      <style:text-properties fo:font-variant="normal" fo:text-transform="none" fo:color="#000000" style:font-name="Times New Roman1" fo:font-size="18pt" fo:letter-spacing="normal" fo:language="de" fo:country="DE" fo:font-style="normal" fo:font-weight="normal" officeooo:rsid="001d148b" style:font-size-asian="18pt"/>
    </style:style>
    <style:style style:name="T29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d148b" style:font-size-asian="12pt" style:font-size-complex="12pt"/>
    </style:style>
    <style:style style:name="T30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1e8f2d" style:font-size-asian="12pt" style:font-size-complex="12pt"/>
    </style:style>
    <style:style style:name="T31" style:family="text">
      <style:text-properties fo:font-variant="normal" fo:text-transform="none" fo:color="#000000" style:font-name="Times New Roman1" fo:font-size="12pt" fo:letter-spacing="normal" fo:language="de" fo:country="DE" fo:font-style="normal" fo:font-weight="normal" officeooo:rsid="0021cf1f" style:font-size-asian="12pt" style:font-size-complex="12pt"/>
    </style:style>
    <style:style style:name="T32" style:family="text">
      <style:text-properties style:font-name="Times New Roman" fo:font-weight="normal" officeooo:rsid="000e129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utorenreferat</text:p>
      <text:p text:style-name="P3"><text:tab/>[<text:span text:style-name="T2">NGOB21</text:span>] <text:tab/>BRINK, SASCHA: AngulaJS ONLINE-BUCH Kapitel 2.1. Was Ist <text:tab/><text:tab/><text:tab/><text:tab/>AngularJS Internet: <text:a xlink:type="simple" xlink:href="https://angularjs.de/buch/was-ist-angularjs">https://angularjs.de/buch/was-ist-angularjs</text:a></text:p>
      <text:p text:style-name="P3"/>
      <text:p text:style-name="P2"/>
      <text:p text:style-name="P3">2. Vorarbeit</text:p>
      <text:p text:style-name="P9"><text:span text:style-name="T1"><text:tab/></text:span><text:span text:style-name="T32">[DS14]<text:tab/>DEERING, SAM: </text:span><text:span text:style-name="T3">10 Popular AngularJS IDE Plugins/Extensions</text:span></text:p>
      <text:p text:style-name="P10"><text:span text:style-name="T3"><text:tab/><text:tab/><text:tab/></text:span><text:span text:style-name="T4">Internet: </text:span></text:p>
      <text:p text:style-name="P10"><text:span text:style-name="T4"><text:tab/><text:tab/><text:tab/></text:span><text:a xlink:type="simple" xlink:href="http://angularjs4u.com/tools/10-popular-angularjs-ide-pluginsextensions/">http://angularjs4u.com/tools/10-popular-angularjs-ide-pluginsextensions/</text:a></text:p>
      <text:p text:style-name="P10"><text:span text:style-name="T4"/></text:p>
      <text:p text:style-name="P12"><text:span text:style-name="T1"><text:tab/>[</text:span><text:span text:style-name="T5">ZA14</text:span><text:span text:style-name="T1">]<text:tab/></text:span><text:span text:style-name="T9">ZERR, ANGELO: AngularJS Eclipse 0.7.0</text:span></text:p>
      <text:p text:style-name="P12"><text:span text:style-name="T9"><text:tab/><text:tab/><text:tab/>Internet: </text:span><text:a xlink:type="simple" xlink:href="http://marketplace.eclipse.org/content/angularjs-eclipse">http://marketplace.eclipse.org/content/angularjs-eclipse</text:a></text:p>
      <text:p text:style-name="P12"><text:span text:style-name="T9"/></text:p>
      <text:p text:style-name="P12"><text:span text:style-name="T9"><text:tab/></text:span><text:span text:style-name="T10">[NGDG]<text:tab/>Google :</text:span><text:span text:style-name="T17"> Developer Guide/ Modules</text:span></text:p>
      <text:p text:style-name="P13"><text:span text:style-name="T17"><text:tab/><text:tab/><text:tab/>Internet: </text:span><text:a xlink:type="simple" xlink:href="https://docs.angularjs.org/guide/module">https://docs.angularjs.org/guide/module</text:a></text:p>
      <text:p text:style-name="P13"><text:span text:style-name="T17"/></text:p>
      <text:p text:style-name="P4"><text:span text:style-name="T9"><text:tab/>[</text:span><text:span text:style-name="T19">NGOB</text:span><text:span text:style-name="T20">46</text:span><text:span text:style-name="T9">] <text:tab/>BRINK, SASCHA: AngulaJS ONLINE-BUCH Kapitel </text:span><text:span text:style-name="T11">4</text:span><text:span text:style-name="T9">.</text:span><text:span text:style-name="T11">6</text:span><text:span text:style-name="T9">. </text:span><text:span text:style-name="T11">Module</text:span></text:p>
      <text:p text:style-name="P4"><text:span text:style-name="T11"><text:tab/><text:tab/><text:tab/></text:span><text:span text:style-name="T9">Internet: </text:span><text:a xlink:type="simple" xlink:href="https://angularjs.de/buch/module"><text:span text:style-name="T11">https://angularjs.de/buch/module</text:span></text:a></text:p>
      <text:p text:style-name="P4"><text:span text:style-name="T11"/></text:p>
      <text:p text:style-name="P5"><text:span text:style-name="T9"><text:tab/>[</text:span><text:span text:style-name="T19">NGOB</text:span><text:span text:style-name="T21">23</text:span><text:span text:style-name="T9">] <text:tab/>BRINK, SASCHA: AngulaJS ONLINE-BUCH Kapitel </text:span><text:span text:style-name="T12">2</text:span><text:span text:style-name="T9">.</text:span><text:span text:style-name="T12">3</text:span><text:span text:style-name="T9">. </text:span><text:span text:style-name="T12">Databinding</text:span></text:p>
      <text:p text:style-name="P5"><text:span text:style-name="T11"><text:tab/><text:tab/><text:tab/></text:span><text:span text:style-name="T9">Internet: </text:span><text:a xlink:type="simple" xlink:href="https://angularjs.de/buch/databinding"><text:span text:style-name="T12">https://angularjs.de/buch/databinding</text:span></text:a></text:p>
      <text:p text:style-name="P5"><text:span text:style-name="T12"/></text:p>
      <text:p text:style-name="P14"><text:span text:style-name="T12"><text:tab/></text:span><text:span text:style-name="T13">[SO12]<text:tab/><text:tab/>Stack Overflow :</text:span><text:span text:style-name="T6"> </text:span><text:a xlink:type="simple" xlink:href="http://stackoverflow.com/questions/11873627/angularjs-ng-model-binding-not-updating-with-dynamic-values"><text:span text:style-name="T18">AngularJS ng-model binding not updating with dynamic <text:tab/><text:tab/><text:tab/>values</text:span></text:a></text:p>
      <text:p text:style-name="P14"><text:span text:style-name="T18"><text:tab/><text:tab/><text:tab/>Internet:</text:span></text:p>
      <text:p text:style-name="P15"><text:span text:style-name="T18"><text:tab/><text:tab/><text:tab/></text:span><text:a xlink:type="simple" xlink:href="http://stackoverflow.com/questions/11873627/angularjs-ng-model-binding-">http://stackoverflow.com/questions/11873627/angularjs-ng-model-binding-</text:a><text:span text:style-name="T18"><text:tab/><text:tab/><text:tab/>not-updating-with-dynamic-values</text:span></text:p>
      <text:p text:style-name="P15"><text:span text:style-name="T18"><text:tab/></text:span></text:p>
      <text:p text:style-name="P6"><text:span text:style-name="T13"><text:tab/></text:span><text:span text:style-name="T22">[NGOB61]<text:tab/></text:span><text:span text:style-name="T14">BRINK, SASCHA: AngulaJS ONLINE-BUCH Kapitel </text:span><text:span text:style-name="T15">6</text:span><text:span text:style-name="T14">.</text:span><text:span text:style-name="T15">1</text:span><text:span text:style-name="T14">. </text:span><text:span text:style-name="T15">Dependency <text:tab/><text:tab/><text:tab/><text:tab/>Injection und der Injektor</text:span></text:p>
      <text:p text:style-name="P6"><text:span text:style-name="T15"><text:tab/><text:tab/><text:tab/>Internet: </text:span><text:a xlink:type="simple" xlink:href="https://angularjs.de/buch/dependecy-injection">https://angularjs.de/buch/dependecy-injection</text:a></text:p>
      <text:p text:style-name="P6"><text:span text:style-name="T15"/></text:p>
      <text:p text:style-name="P7"><text:span text:style-name="T15"><text:tab/></text:span><text:span text:style-name="T22">[NGOB</text:span><text:span text:style-name="T23">31</text:span><text:span text:style-name="T22">]<text:tab/></text:span><text:a xlink:type="simple" xlink:href="https://angularjs.de/buch/inhalt"><text:span text:style-name="T24">https://angularjs.de/buch/inhalt</text:span></text:a></text:p>
      <text:p text:style-name="P7"><text:span text:style-name="T24"/></text:p>
      <text:p text:style-name="P8"><text:span text:style-name="T24"><text:tab/></text:span><text:span text:style-name="T25">[HBRS]<text:tab/> <text:s/><text:tab/></text:span><text:a xlink:type="simple" xlink:href="http://holdirbootstrap.de/css/">http://holdirbootstrap.de/css/</text:a><text:span text:style-name="T26"> Kapitel Raster-System</text:span></text:p>
      <text:p text:style-name="P8"><text:span text:style-name="T26"/></text:p>
      <text:p text:style-name="P16"><text:span text:style-name="T26"><text:tab/></text:span><text:span text:style-name="T27">[RF]<text:tab/><text:tab/></text:span><text:a xlink:type="simple" xlink:href="http://www.ebuilt.com/fielding/pubs/dissertation/top.htm"><text:span text:style-name="T29">http://www.ebuilt.com/fielding/pubs/dissertation/top.htm</text:span></text:a></text:p>
      <text:p text:style-name="P16"><text:span text:style-name="T29"/></text:p>
      <text:p text:style-name="P17"><text:span text:style-name="T29"><text:tab/>[RLC] <text:tab/><text:tab/></text:span><text:a xlink:type="simple" xlink:href="http://www.xfront.com/REST.ppt">http://www.xfront.com/REST.ppt</text:a></text:p>
      <text:p text:style-name="P17"><text:span text:style-name="T29"/></text:p>
      <text:p text:style-name="P18"><text:span text:style-name="T29"><text:tab/></text:span><text:span text:style-name="T30">[JN]<text:tab/><text:tab/></text:span><text:a xlink:type="simple" xlink:href="https://jax-rs-spec.java.net/">https://jax-rs-spec.java.net/</text:a></text:p>
      <text:p text:style-name="P18"><text:span text:style-name="T30"/></text:p>
      <text:p text:style-name="P19"><text:span text:style-name="T30"><text:tab/></text:span><text:span text:style-name="T31">[UA]<text:tab/><text:tab/></text:span><text:a xlink:type="simple" xlink:href="http://www.akkk.de/xml/DOM/">http://www.akkk.de/xml/DOM/</text:a></text:p>
      <text:p text:style-name="P19"><text:span text:style-name="T31"/></text:p>
      <text:p text:style-name="P19"><text:span text:style-name="T31"><text:tab/>[PTRB]<text:tab/>AngularJS Buch</text:span></text:p>
      <text:p text:style-name="P19"><text:span text:style-name="T31"/></text:p>
      <text:p text:style-name="P17"><text:span text:style-name="T29"/></text:p>
      <text:p text:style-name="P17"><text:span text:style-name="T29"/></text:p>
      <text:p text:style-name="P8"><text:span text:style-name="T27"/></text:p>
      <text:p text:style-name="P7"><text:span text:style-name="T24"/></text:p>
      <text:p text:style-name="P7"><text:span text:style-name="T24"/></text:p>
      <text:p text:style-name="P4"><text:span text:style-name="T11"/></text:p>
      <text:p text:style-name="P4"><text:span text:style-name="T11"/></text:p>
      <text:p text:style-name="P12"><text:span text:style-name="T9"/></text:p>
      <text:p text:style-name="P11"><text:span text:style-name="T7"/></text:p>
      <text:p text:style-name="P11"><text:soft-page-break/><text:span text:style-name="T8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Tahoma, Helvetica, FreeSans, sans-serif"/>
    <style:font-face style:name="Helvetica Neue" svg:font-family="'Helvetica Neue', Helvetica, Arial, sans-serif"/>
    <style:font-face style:name="Open Sans1" svg:font-family="'Open Sans'"/>
    <style:font-face style:name="Open Sans" svg:font-family="'Open Sans', 'Helvetica Neue', Helvetica, Arial, sans-serif"/>
    <style:font-face style:name="Tahoma1" svg:font-family="Tahoma"/>
    <style:font-face style:name="Mangal" svg:font-family="Mangal" style:font-family-generic="roma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Mangal" fo:font-family="Mangal" style:font-family-generic="roman" fo:font-size="18pt" style:font-size-asian="18pt"/>
    </style:style>
    <style:style style:name="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in" fo:margin-right="0in" fo:margin-top="0.111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2H43M12S</meta:editing-duration>
    <meta:editing-cycles>15</meta:editing-cycles>
    <meta:generator>LibreOffice/4.2.1.1$Windows_x86 LibreOffice_project/d7dbbd7842e6a58b0f521599204e827654e1fb8b</meta:generator>
    <dc:date>2015-01-27T18:10:54.878000000</dc:date>
    <meta:document-statistic meta:table-count="0" meta:image-count="0" meta:object-count="0" meta:page-count="2" meta:paragraph-count="27" meta:word-count="107" meta:character-count="1422" meta:non-whitespace-character-count="1272"/>
    <meta:user-defined meta:name="Info 1"/>
    <meta:user-defined meta:name="Info 2"/>
    <meta:user-defined meta:name="Info 3"/>
    <meta:user-defined meta:name="Info 4"/>
  </office:meta>
</office:document-meta>
</file>